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C2C8206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333333" draw:marker-start-width="0.199cm" draw:marker-end-width="0.199cm" draw:fill="none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e6e6ff" draw:textarea-horizontal-align="center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333333" draw:marker-start="Arrow" draw:marker-start-width="0.337cm" draw:marker-end="Arrow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333333" draw:marker-start-width="0.237cm" draw:marker-end-width="0.237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54cm" svg:height="2.54cm" svg:x="9.52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51cm" svg:height="10.16cm" svg:x="1.905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81cm" svg:height="2.54cm" svg:x="8.255cm" svg:y="8.255cm">
          <text:p text:style-name="P2"><text:span text:style-name="T1">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3.81cm" svg:height="2.54cm" svg:x="3.175cm" svg:y="3.175cm">
          <text:p text:style-name="P2"><text:span text:style-name="T1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3.81cm" svg:height="2.54cm" svg:x="8.255cm" svg:y="3.175cm">
          <text:p text:style-name="P2"><text:span text:style-name="T1">Tim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9.05cm" svg:height="16.51cm" svg:x="0.635cm" svg:y="0.635cm">
          <text:p text:style-name="P2"><text:span text:style-name="T2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3.81cm" svg:height="2.54cm" svg:x="8.255cm" svg:y="13.335cm">
          <text:p text:style-name="P2">REST</text:p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0.16cm" svg:y1="10.795cm" svg:x2="10.16cm" svg:y2="13.335cm" draw:start-shape="id1" draw:start-glue-point="2" draw:end-shape="id2" draw:end-glue-point="0" svg:d="m10160 10795v2540">
          <text:p/>
        </draw:connector>
        <draw:custom-shape draw:style-name="gr1" draw:text-style-name="P1" draw:layer="layout" svg:width="2.54cm" svg:height="2.54cm" svg:x="20.95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9.68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81cm" svg:height="2.54cm" svg:x="8.255cm" svg:y="19.685cm">
          <text:p text:style-name="P2">REST</text:p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0.16cm" svg:y1="15.875cm" svg:x2="10.16cm" svg:y2="19.685cm" draw:start-shape="id2" draw:start-glue-point="2" draw:end-shape="id3" draw:end-glue-point="0" svg:d="m10160 15875v3810">
          <text:p/>
        </draw:connector>
        <draw:custom-shape draw:style-name="gr1" draw:text-style-name="P1" draw:layer="layout" svg:width="2.54cm" svg:height="2.54cm" svg:x="9.52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8.25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.54cm" svg:height="2.54cm" svg:x="8.25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9.525cm" svg:y1="8.255cm" svg:x2="5.08cm" svg:y2="5.715cm" draw:start-shape="id4" draw:start-glue-point="0" draw:end-shape="id5" draw:end-glue-point="2" svg:d="m9525 8255v-1263h-4445v-1277">
          <text:p/>
        </draw:connector>
        <draw:connector draw:style-name="gr6" draw:text-style-name="P2" draw:layer="layout" svg:x1="10.16cm" svg:y1="8.255cm" svg:x2="10.16cm" svg:y2="5.715cm" draw:start-shape="id1" draw:start-glue-point="0" draw:end-shape="id6" draw:end-glue-point="2" svg:d="m10160 8255v-2540">
          <text:p/>
        </draw:connector>
        <draw:custom-shape draw:style-name="gr7" draw:text-style-name="P2" xml:id="id7" draw:id="id7" draw:layer="layout" svg:width="3.81cm" svg:height="2.54cm" svg:x="14.605cm" svg:y="19.685cm">
          <text:p text:style-name="P2">Data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14.605cm" svg:y1="20.955cm" svg:x2="12.065cm" svg:y2="20.955cm" draw:start-shape="id7" draw:start-glue-point="6" draw:end-shape="id3" draw:end-glue-point="1" svg:d="m14605 20955h-2540">
          <text:p/>
        </draw:connector>
        <draw:custom-shape draw:style-name="gr8" draw:text-style-name="P1" xml:id="id9" draw:id="id9" draw:layer="layout" svg:width="3.81cm" svg:height="2.54cm" svg:x="13.335cm" svg:y="3.175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0.795cm" svg:y1="8.255cm" svg:x2="15.24cm" svg:y2="5.715cm" draw:start-shape="id8" draw:end-shape="id9" draw:end-glue-point="2" svg:d="m10795 8255v-1263h4445v-1277">
          <text:p/>
        </draw:connector>
        <draw:frame draw:style-name="gr9" draw:text-style-name="P2" draw:layer="layout" svg:width="3.175cm" svg:height="3.175cm" svg:x="2.54cm" svg:y="7.92cm">
          <draw:image xlink:href="Pictures/100002010000010000000100C2C82060.png" xlink:type="simple" xlink:show="embed" xlink:actuate="onLoad">
            <text:p/>
          </draw:image>
        </draw:frame>
        <draw:frame draw:style-name="gr10" draw:text-style-name="P2" draw:layer="layout" svg:width="3.175cm" svg:height="1.27cm" svg:x="2.54cm" svg:y="10.795cm">
          <draw:text-box>
            <text:p text:style-name="P2">vis.js</text:p>
          </draw:text-box>
        </draw:frame>
        <draw:custom-shape draw:style-name="gr4" draw:text-style-name="P3" draw:layer="layout" svg:width="19.05cm" svg:height="5.08cm" svg:x="0.635cm" svg:y="18.415cm">
          <text:p text:style-name="P2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24.13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9-17T13:58:00</dc:date>
    <dc:creator>jos </dc:creator>
    <meta:editing-duration>PT8H5M42S</meta:editing-duration>
    <meta:editing-cycles>70</meta:editing-cycles>
    <meta:generator>LibreOffice/3.6$Linux_X86_64 LibreOffice_project/360m1$Build-2</meta:generator>
    <meta:document-statistic meta:object-count="24"/>
  </office:meta>
</office:document-meta>
</file>